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L</mi>
      <mrow>
        <mspace width="2em"/>
        <mo stretchy="false">=</mo>
        <mspace width="2em"/>
      </mrow>
      <msub>
        <mi>r</mi>
        <mrow>
          <mspace width="0.5em"/>
          <mo stretchy="false">⊥</mo>
          <mspace width="0.5em"/>
        </mrow>
      </msub>
      <mspace width="0.5em"/>
      <mstyle color="red">
        <mi>p</mi>
      </mstyle>
      <mrow>
        <mspace width="2em"/>
        <mo stretchy="false">=</mo>
        <mspace width="2em"/>
      </mrow>
      <msub>
        <mi>r</mi>
        <mrow>
          <mspace width="0.5em"/>
          <mo stretchy="false">⊥</mo>
          <mspace width="0.5em"/>
        </mrow>
      </msub>
      <mspace width="0.5em"/>
      <mstyle color="red">
        <mrow>
          <mi>m</mi>
          <mspace width="0.5em"/>
          <mi>v</mi>
        </mrow>
      </mstyle>
      <mrow>
        <mspace width="2em"/>
        <mo stretchy="false">=</mo>
        <mspace width="2em"/>
      </mrow>
      <msub>
        <mi>r</mi>
        <mrow>
          <mspace width="0.5em"/>
          <mo stretchy="false">⊥</mo>
          <mspace width="0.5em"/>
        </mrow>
      </msub>
      <mspace width="0.5em"/>
      <mi>m</mi>
      <mspace width="0.5em"/>
      <mstyle color="green">
        <mi>v</mi>
      </mstyle>
      <mrow>
        <mspace width="2em"/>
        <mo stretchy="false">=</mo>
        <mspace width="2em"/>
      </mrow>
      <mi>m</mi>
      <mspace width="0.5em"/>
      <msub>
        <mi>r</mi>
        <mrow>
          <mspace width="0.5em"/>
          <mo stretchy="false">⊥</mo>
          <mspace width="0.5em"/>
        </mrow>
      </msub>
      <mspace width="0.5em"/>
      <mstyle color="green">
        <mrow>
          <msub>
            <mi>r</mi>
            <mrow>
              <mspace width="0.5em"/>
              <mo stretchy="false">⊥</mo>
              <mspace width="0.5em"/>
            </mrow>
          </msub>
          <mspace width="0.5em"/>
          <mi mathvariant="normal">ω</mi>
        </mrow>
      </mstyle>
      <mrow>
        <mspace width="2em"/>
        <mo stretchy="false">=</mo>
        <mspace width="2em"/>
      </mrow>
      <mstyle color="blue">
        <mrow>
          <mi>m</mi>
          <mspace width="0.5em"/>
          <msubsup>
            <mi>r</mi>
            <mrow>
              <mspace width="0.5em"/>
              <mo stretchy="false">⊥</mo>
              <mspace width="0.5em"/>
            </mrow>
            <mn>2</mn>
          </msubsup>
        </mrow>
      </mstyle>
      <mspace width="0.5em"/>
      <mi mathvariant="normal">ω</mi>
      <mrow>
        <mspace width="2em"/>
        <mo stretchy="false">=</mo>
        <mspace width="2em"/>
      </mrow>
      <mstyle color="blue">
        <mi>J</mi>
      </mstyle>
      <mspace width="0.5em"/>
      <mi mathvariant="normal">ω</mi>
    </mrow>
    <annotation encoding="StarMath 5.0">L ~=~ 
r _{` ortho `} ` color red p ~=~ 
r _{` ortho `} ` color red { m ` v } ~=~ 
r _{` ortho `} ` m ` color green v ~=~ 
m ` r _{` ortho `} ` color green { r _{` ortho `} ` %iomega } ~=~ 
color blue { m ` r _{` ortho `} ^2 } ` %iomega ~=~
color blue J `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0:13:38.708000000</meta:creation-date>
    <dc:date>2015-03-10T20:27:11.767000000</dc:date>
    <meta:editing-duration>PT13M33S</meta:editing-duration>
    <meta:editing-cycles>1</meta:editing-cycles>
    <meta:generator>LibreOffice/4.3.4.1$Windows_x86 LibreOffice_project/bc356b2f991740509f321d70e4512a6a54c5f243</meta:generator>
  </office:meta>
</office:document-meta>
</file>